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02cm" svg:height="8.063cm" svg:x="3.627cm" svg:y="1.609cm">
          <draw:text-box>
            <text:p text:style-name="P1"><text:span text:style-name="T1">Support </text:span></text:p>
            <text:p text:style-name="P1"><text:span text:style-name="T1">Al-Qaeda.</text:span></text:p>
            <text:p text:style-name="P1"><text:span text:style-name="T1">Keep flying.</text:span></text:p>
          </draw:text-box>
        </draw:frame>
        <draw:g>
          <draw:frame draw:style-name="gr2" draw:text-style-name="P2" draw:layer="layout" svg:width="5.079cm" svg:height="5.079cm" svg:x="7.987cm" svg:y="14.153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2" draw:layer="layout" svg:width="6.233cm" svg:height="6.233cm" svg:x="7.092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378cm" svg:y1="14.296cm" svg:x2="12.664cm" svg:y2="18.538cm">
            <text:p/>
          </draw:line>
        </draw:g>
        <draw:frame draw:style-name="gr5" draw:text-style-name="P3" draw:layer="layout" svg:width="15.919cm" svg:height="2.935cm" svg:x="2.86cm" svg:y="22.602cm">
          <draw:text-box>
            <text:p text:style-name="P3"><text:span text:style-name="T2">Aviation is the fastest growing </text:span></text:p>
            <text:p text:style-name="P3"><text:span text:style-name="T2">cause of climate cha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2:34:29</dc:date>
    <dc:creator>Sam Christy</dc:creator>
    <meta:editing-duration>PT15M41S</meta:editing-duration>
    <meta:editing-cycles>11</meta:editing-cycles>
    <meta:generator>LibreOffice/3.6$Linux_x86 LibreOffice_project/360m1$Build-2</meta:generator>
    <meta:document-statistic meta:object-count="6"/>
  </office:meta>
</office:document-meta>
</file>